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wiss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rial" svg:font-family="arial" style:font-family-generic="swiss"/>
    <style:font-face style:name="arial mt" svg:font-family="'arial mt'" style:font-family-generic="swiss"/>
  </office:font-face-decls>
  <office:automatic-styles>
    <style:style style:name="Tabela2" style:family="table">
      <style:table-properties style:width="17.595cm" fo:margin-left="0.316cm" fo:margin-top="0cm" fo:margin-bottom="0cm" table:align="left" style:writing-mode="lr-tb"/>
    </style:style>
    <style:style style:name="Tabela2.A" style:family="table-column">
      <style:table-column-properties style:column-width="2.117cm"/>
    </style:style>
    <style:style style:name="Tabela2.B" style:family="table-column">
      <style:table-column-properties style:column-width="2.383cm"/>
    </style:style>
    <style:style style:name="Tabela2.C" style:family="table-column">
      <style:table-column-properties style:column-width="1.332cm"/>
    </style:style>
    <style:style style:name="Tabela2.D" style:family="table-column">
      <style:table-column-properties style:column-width="5.558cm"/>
    </style:style>
    <style:style style:name="Tabela2.E" style:family="table-column">
      <style:table-column-properties style:column-width="3.577cm"/>
    </style:style>
    <style:style style:name="Tabela2.F" style:family="table-column">
      <style:table-column-properties style:column-width="0.877cm"/>
    </style:style>
    <style:style style:name="Tabela2.H" style:family="table-column">
      <style:table-column-properties style:column-width="0.871cm"/>
    </style:style>
    <style:style style:name="Tabela2.1" style:family="table-row">
      <style:table-row-properties style:min-row-height="0.522cm" fo:keep-together="auto"/>
    </style:style>
    <style:style style:name="Tabela2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2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2.2" style:family="table-row">
      <style:table-row-properties style:min-row-height="0.513cm" fo:keep-together="auto"/>
    </style:style>
    <style:style style:name="Tabela2.A2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 style:writing-mode="lr-tb"/>
    </style:style>
    <style:style style:name="Tabela2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2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2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2.3" style:family="table-row">
      <style:table-row-properties style:min-row-height="0.531cm" fo:keep-together="auto"/>
    </style:style>
    <style:style style:name="Tabela2.A3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0.5pt solid #000000" style:writing-mode="lr-tb"/>
    </style:style>
    <style:style style:name="Tabela2.F3" style:family="table-cell">
      <style:table-cell-properties fo:padding-left="0.026cm" fo:padding-right="0.026cm" fo:padding-top="0cm" fo:padding-bottom="0cm" fo:border-left="1.5pt solid #000000" fo:border-right="1pt solid #000000" fo:border-top="1.5pt solid #000000" fo:border-bottom="0.5pt solid #000000" style:writing-mode="lr-tb"/>
    </style:style>
    <style:style style:name="Tabela2.G3" style:family="table-cell">
      <style:table-cell-properties fo:padding-left="0.026cm" fo:padding-right="0.026cm" fo:padding-top="0cm" fo:padding-bottom="0cm" fo:border-left="1pt solid #000000" fo:border-right="1pt solid #000000" fo:border-top="1.5pt solid #000000" fo:border-bottom="0.5pt solid #000000" style:writing-mode="lr-tb"/>
    </style:style>
    <style:style style:name="Tabela2.H3" style:family="table-cell">
      <style:table-cell-properties fo:padding-left="0.026cm" fo:padding-right="0.026cm" fo:padding-top="0cm" fo:padding-bottom="0cm" fo:border-left="1pt solid #000000" fo:border-right="1.5pt solid #000000" fo:border-top="1.5pt solid #000000" fo:border-bottom="0.5pt solid #000000" style:writing-mode="lr-tb"/>
    </style:style>
    <style:style style:name="Tabela2.A4" style:family="table-cell">
      <style:table-cell-properties fo:padding-left="0.026cm" fo:padding-right="0.026cm" fo:padding-top="0cm" fo:padding-bottom="0cm" fo:border-left="1.5pt solid #000000" fo:border-right="1.5pt solid #000000" fo:border-top="0.5pt solid #000000" fo:border-bottom="0.5pt solid #000000" style:writing-mode="lr-tb"/>
    </style:style>
    <style:style style:name="Tabela2.F4" style:family="table-cell">
      <style:table-cell-properties fo:padding-left="0.026cm" fo:padding-right="0.026cm" fo:padding-top="0cm" fo:padding-bottom="0cm" fo:border-left="1.5pt solid #000000" fo:border-right="1pt solid #000000" fo:border-top="0.5pt solid #000000" fo:border-bottom="0.5pt solid #000000" style:writing-mode="lr-tb"/>
    </style:style>
    <style:style style:name="Tabela2.G4" style:family="table-cell">
      <style:table-cell-properties fo:padding-left="0.026cm" fo:padding-right="0.026cm" fo:padding-top="0cm" fo:padding-bottom="0cm" fo:border-left="1pt solid #000000" fo:border-right="1pt solid #000000" fo:border-top="0.5pt solid #000000" fo:border-bottom="0.5pt solid #000000" style:writing-mode="lr-tb"/>
    </style:style>
    <style:style style:name="Tabela2.H4" style:family="table-cell">
      <style:table-cell-properties fo:padding-left="0.026cm" fo:padding-right="0.026cm" fo:padding-top="0cm" fo:padding-bottom="0cm" fo:border-left="1pt solid #000000" fo:border-right="1.5pt solid #000000" fo:border-top="0.5pt solid #000000" fo:border-bottom="0.5pt solid #000000" style:writing-mode="lr-tb"/>
    </style:style>
    <style:style style:name="Tabela2.5" style:family="table-row">
      <style:table-row-properties style:min-row-height="0.524cm" fo:keep-together="auto"/>
    </style:style>
    <style:style style:name="Tabela2.6" style:family="table-row">
      <style:table-row-properties style:min-row-height="0.533cm" fo:keep-together="auto"/>
    </style:style>
    <style:style style:name="Tabela2.7" style:family="table-row">
      <style:table-row-properties style:min-row-height="0.887cm" fo:keep-together="auto"/>
    </style:style>
    <style:style style:name="Tabela2.A15" style:family="table-cell">
      <style:table-cell-properties fo:padding-left="0.026cm" fo:padding-right="0.026cm" fo:padding-top="0cm" fo:padding-bottom="0cm" fo:border-left="1.5pt solid #000000" fo:border-right="1.5pt solid #000000" fo:border-top="0.5pt solid #000000" fo:border-bottom="1.5pt solid #000000" style:writing-mode="lr-tb"/>
    </style:style>
    <style:style style:name="Tabela2.F15" style:family="table-cell">
      <style:table-cell-properties fo:padding-left="0.026cm" fo:padding-right="0.026cm" fo:padding-top="0cm" fo:padding-bottom="0cm" fo:border-left="1.5pt solid #000000" fo:border-right="1pt solid #000000" fo:border-top="0.5pt solid #000000" fo:border-bottom="1.5pt solid #000000" style:writing-mode="lr-tb"/>
    </style:style>
    <style:style style:name="Tabela2.G15" style:family="table-cell">
      <style:table-cell-properties fo:padding-left="0.026cm" fo:padding-right="0.026cm" fo:padding-top="0cm" fo:padding-bottom="0cm" fo:border-left="1pt solid #000000" fo:border-right="1pt solid #000000" fo:border-top="0.5pt solid #000000" fo:border-bottom="1.5pt solid #000000" style:writing-mode="lr-tb"/>
    </style:style>
    <style:style style:name="Tabela2.H15" style:family="table-cell">
      <style:table-cell-properties fo:padding-left="0.026cm" fo:padding-right="0.026cm" fo:padding-top="0cm" fo:padding-bottom="0cm" fo:border-left="1pt solid #000000" fo:border-right="1.5pt solid #000000" fo:border-top="0.5pt solid #000000" fo:border-bottom="1.5pt solid #000000" style:writing-mode="lr-tb"/>
    </style:style>
    <style:style style:name="Tabela1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.A" style:family="table-column">
      <style:table-column-properties style:column-width="2.828cm"/>
    </style:style>
    <style:style style:name="Tabela1.B" style:family="table-column">
      <style:table-column-properties style:column-width="2.399cm"/>
    </style:style>
    <style:style style:name="Tabela1.C" style:family="table-column">
      <style:table-column-properties style:column-width="1.505cm"/>
    </style:style>
    <style:style style:name="Tabela1.D" style:family="table-column">
      <style:table-column-properties style:column-width="4.658cm"/>
    </style:style>
    <style:style style:name="Tabela1.E" style:family="table-column">
      <style:table-column-properties style:column-width="3.577cm"/>
    </style:style>
    <style:style style:name="Tabela1.F" style:family="table-column">
      <style:table-column-properties style:column-width="0.877cm"/>
    </style:style>
    <style:style style:name="Tabela1.H" style:family="table-column">
      <style:table-column-properties style:column-width="0.871cm"/>
    </style:style>
    <style:style style:name="Tabela1.1" style:family="table-row">
      <style:table-row-properties style:min-row-height="0.522cm" fo:keep-together="auto"/>
    </style:style>
    <style:style style:name="Tabela1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.2" style:family="table-row">
      <style:table-row-properties style:min-row-height="0.513cm" fo:keep-together="auto"/>
    </style:style>
    <style:style style:name="Tabela1.A2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 style:writing-mode="lr-tb"/>
    </style:style>
    <style:style style:name="Tabela1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.3" style:family="table-row">
      <style:table-row-properties style:min-row-height="1.097cm" fo:keep-together="auto"/>
    </style:style>
    <style:style style:name="Tabela1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1.5pt solid #000000" fo:border-bottom="0.5pt solid #000000" style:writing-mode="lr-tb"/>
    </style:style>
    <style:style style:name="Tabela1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1.5pt solid #000000" fo:border-bottom="0.5pt solid #000000" style:writing-mode="lr-tb"/>
    </style:style>
    <style:style style:name="Tabela1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1.5pt solid #000000" fo:border-bottom="0.5pt solid #000000" style:writing-mode="lr-tb"/>
    </style:style>
    <style:style style:name="Tabela1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1.5pt solid #000000" fo:border-bottom="0.5pt solid #000000" style:writing-mode="lr-tb"/>
    </style:style>
    <style:style style:name="Tabela1.4" style:family="table-row">
      <style:table-row-properties style:min-row-height="0.531cm" fo:keep-together="auto"/>
    </style:style>
    <style:style style:name="Tabela1.A4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.F4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.G4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.H4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3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3.A" style:family="table-column">
      <style:table-column-properties style:column-width="3.42cm"/>
    </style:style>
    <style:style style:name="Tabela3.B" style:family="table-column">
      <style:table-column-properties style:column-width="1.806cm"/>
    </style:style>
    <style:style style:name="Tabela3.C" style:family="table-column">
      <style:table-column-properties style:column-width="1.505cm"/>
    </style:style>
    <style:style style:name="Tabela3.D" style:family="table-column">
      <style:table-column-properties style:column-width="4.658cm"/>
    </style:style>
    <style:style style:name="Tabela3.E" style:family="table-column">
      <style:table-column-properties style:column-width="3.577cm"/>
    </style:style>
    <style:style style:name="Tabela3.F" style:family="table-column">
      <style:table-column-properties style:column-width="0.877cm"/>
    </style:style>
    <style:style style:name="Tabela3.H" style:family="table-column">
      <style:table-column-properties style:column-width="0.871cm"/>
    </style:style>
    <style:style style:name="Tabela3.1" style:family="table-row">
      <style:table-row-properties style:min-row-height="0.522cm" fo:keep-together="auto"/>
    </style:style>
    <style:style style:name="Tabela3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3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3.2" style:family="table-row">
      <style:table-row-properties style:min-row-height="0.513cm" fo:keep-together="auto"/>
    </style:style>
    <style:style style:name="Tabela3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3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3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3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3.3" style:family="table-row">
      <style:table-row-properties style:min-row-height="0.531cm" fo:keep-together="auto"/>
    </style:style>
    <style:style style:name="Tabela3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3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3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3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P1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2" style:family="paragraph" style:parent-style-name="Table_20_Paragraph">
      <style:paragraph-properties fo:margin-left="0.379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Table_20_Paragraph">
      <style:paragraph-properties fo:margin-left="0.284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Table_20_Paragraph">
      <style:paragraph-properties fo:margin-left="1.203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Table_20_Paragraph">
      <style:paragraph-properties fo:margin-left="0.854cm" fo:margin-top="0.099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left="0.173cm" fo:margin-top="0.081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Table_20_Paragraph">
      <style:paragraph-properties fo:margin-left="0.074cm" fo:margin-top="0.032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left="0.074cm" fo:margin-top="0.034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Table_20_Paragraph">
      <style:paragraph-properties fo:margin-left="0.074cm" fo:margin-top="0.025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Table_20_Paragraph">
      <style:paragraph-properties fo:margin-left="0.074cm" fo:margin-top="0.212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left="0.074cm" fo:margin-top="0.026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Table_20_Paragraph">
      <style:paragraph-properties fo:margin-left="0.7cm" fo:margin-top="0.032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071cm" fo:margin-top="0.034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071cm" fo:margin-top="0.025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071cm" fo:margin-top="0.212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.071cm" fo:margin-top="0.026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left="1.836cm" fo:margin-right="1.787cm" fo:margin-top="0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left="0.325cm" fo:margin-right="0.298cm" fo:margin-top="0.034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left="0.325cm" fo:margin-right="0.298cm" fo:margin-top="0.025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.325cm" fo:margin-right="0.298cm" fo:margin-top="0.212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left="0.325cm" fo:margin-right="0.288cm" fo:margin-top="0.034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8" style:family="paragraph" style:parent-style-name="Table_20_Paragraph">
      <style:paragraph-properties fo:margin-left="0.325cm" fo:margin-right="0.288cm" fo:margin-top="0.025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9" style:family="paragraph" style:parent-style-name="Table_20_Paragraph">
      <style:paragraph-properties fo:margin-left="0.325cm" fo:margin-right="0.288cm" fo:margin-top="0.212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0" style:family="paragraph" style:parent-style-name="Table_20_Paragraph">
      <style:paragraph-properties fo:margin-left="0.325cm" fo:margin-right="0.288cm" fo:margin-top="0.026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1" style:family="paragraph" style:parent-style-name="Table_20_Paragraph">
      <style:paragraph-properties fo:margin-left="0.002cm" fo:margin-top="0.032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2" style:family="paragraph" style:parent-style-name="Table_20_Paragraph">
      <style:paragraph-properties fo:margin-left="0.009cm" fo:margin-top="0.034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3" style:family="paragraph" style:parent-style-name="Table_20_Paragraph">
      <style:paragraph-properties fo:margin-left="0.009cm" fo:margin-top="0.025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4" style:family="paragraph" style:parent-style-name="Table_20_Paragraph">
      <style:paragraph-properties fo:margin-top="0.212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5" style:family="paragraph" style:parent-style-name="Table_20_Paragraph">
      <style:paragraph-properties fo:margin-right="0.168cm" fo:margin-top="0.034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6" style:family="paragraph" style:parent-style-name="Table_20_Paragraph">
      <style:paragraph-properties fo:margin-right="0.325cm" fo:margin-top="0.034cm" fo:margin-bottom="0cm" style:contextual-spacing="false" fo:text-align="end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7" style:family="paragraph" style:parent-style-name="Table_20_Paragraph">
      <style:paragraph-properties fo:margin-right="0.325cm" fo:margin-top="0.025cm" fo:margin-bottom="0cm" style:contextual-spacing="false" fo:text-align="end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8" style:family="paragraph" style:parent-style-name="Table_20_Paragraph">
      <style:paragraph-properties fo:margin-right="0.325cm" fo:margin-top="0.212cm" fo:margin-bottom="0cm" style:contextual-spacing="false" fo:text-align="end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9" style:family="paragraph" style:parent-style-name="Table_20_Paragraph">
      <style:paragraph-properties fo:margin-right="0.323cm" fo:margin-top="0.034cm" fo:margin-bottom="0cm" style:contextual-spacing="false" fo:text-align="end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0" style:family="paragraph" style:parent-style-name="Table_20_Paragraph">
      <style:paragraph-properties fo:margin-right="0.229cm" fo:margin-top="0.026cm" fo:margin-bottom="0cm" style:contextual-spacing="false" fo:text-align="end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1" style:family="paragraph" style:parent-style-name="Table_20_Paragraph">
      <style:paragraph-properties fo:margin-left="0.069cm" fo:margin-top="0.002cm" fo:margin-bottom="0cm" style:contextual-spacing="false" fo:line-height="0.422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2" style:family="paragraph" style:parent-style-name="Table_20_Paragraph">
      <style:paragraph-properties fo:margin-left="0.071cm" fo:margin-right="0.037cm" fo:margin-top="0cm" fo:margin-bottom="0cm" style:contextual-spacing="false" fo:line-height="0.441cm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pt" style:letter-kerning="false" style:font-size-asian="1pt" style:language-asian="en" style:country-asian="US" style:font-size-complex="1pt" style:language-complex="ar" style:country-complex="SA"/>
    </style:style>
    <style:style style:name="P44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0pt" style:letter-kerning="false" style:font-size-asian="10pt" style:language-asian="en" style:country-asian="US" style:font-size-complex="11pt" style:language-complex="ar" style:country-complex="SA"/>
    </style:style>
    <style:style style:name="P45" style:family="paragraph" style:parent-style-name="Frame_20_contents" style:list-style-name="WWNum1">
      <style:paragraph-properties fo:line-height="0.492cm">
        <style:tab-stops>
          <style:tab-stop style:position="0.55cm"/>
        </style:tab-stops>
      </style:paragraph-properties>
    </style:style>
    <style:style style:name="P46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</style:style>
    <style:style style:name="P47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13ad35"/>
    </style:style>
    <style:style style:name="P48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1697f2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pt" style:letter-kerning="false" style:font-size-asian="1pt" style:language-asian="en" style:country-asian="US" style:font-size-complex="1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pt" officeooo:paragraph-rsid="0013ad35" style:letter-kerning="false" style:font-size-asian="1pt" style:language-asian="en" style:country-asian="US" style:font-size-complex="1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pt" officeooo:paragraph-rsid="001697f2" style:letter-kerning="false" style:font-size-asian="1pt" style:language-asian="en" style:country-asian="US" style:font-size-complex="1pt" style:language-complex="ar" style:country-complex="SA"/>
    </style:style>
    <style:style style:name="P52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53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3ad35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54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697f2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55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0pt" officeooo:paragraph-rsid="0013ad35" style:letter-kerning="false" style:font-size-asian="10pt" style:language-asian="en" style:country-asian="US" style:font-size-complex="11pt" style:language-complex="ar" style:country-complex="SA"/>
    </style:style>
    <style:style style:name="P56" style:family="paragraph" style:parent-style-name="Table_20_Paragraph">
      <style:paragraph-properties fo:margin-left="0.379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7" style:family="paragraph" style:parent-style-name="Table_20_Paragraph">
      <style:paragraph-properties fo:margin-left="0.284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8" style:family="paragraph" style:parent-style-name="Table_20_Paragraph">
      <style:paragraph-properties fo:margin-left="1.203cm"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59" style:family="paragraph" style:parent-style-name="Table_20_Paragraph">
      <style:paragraph-properties fo:margin-left="0.854cm" fo:margin-top="0.099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0" style:family="paragraph" style:parent-style-name="Table_20_Paragraph">
      <style:paragraph-properties fo:margin-left="0.173cm" fo:margin-top="0.081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1" style:family="paragraph" style:parent-style-name="Table_20_Paragraph">
      <style:paragraph-properties fo:margin-left="0.379cm" fo:margin-top="0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62" style:family="paragraph" style:parent-style-name="Table_20_Paragraph">
      <style:paragraph-properties fo:margin-left="0.284cm" fo:margin-top="0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63" style:family="paragraph" style:parent-style-name="Table_20_Paragraph">
      <style:paragraph-properties fo:margin-left="1.203cm" fo:margin-top="0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64" style:family="paragraph" style:parent-style-name="Table_20_Paragraph">
      <style:paragraph-properties fo:margin-left="0.854cm" fo:margin-top="0.099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65" style:family="paragraph" style:parent-style-name="Table_20_Paragraph">
      <style:paragraph-properties fo:margin-left="0.173cm" fo:margin-top="0.081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66" style:family="paragraph" style:parent-style-name="Table_20_Paragraph">
      <style:paragraph-properties fo:margin-left="0.074cm" fo:margin-top="0.032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67" style:family="paragraph" style:parent-style-name="Table_20_Paragraph">
      <style:paragraph-properties fo:margin-left="0.074cm" fo:margin-top="0.034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68" style:family="paragraph" style:parent-style-name="Table_20_Paragraph">
      <style:paragraph-properties fo:margin-left="0.074cm" fo:margin-top="0.025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69" style:family="paragraph" style:parent-style-name="Table_20_Paragraph">
      <style:paragraph-properties fo:margin-left="0.074cm" fo:margin-top="0.212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0" style:family="paragraph" style:parent-style-name="Table_20_Paragraph">
      <style:paragraph-properties fo:margin-left="0.074cm" fo:margin-top="0.026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1" style:family="paragraph" style:parent-style-name="Table_20_Paragraph">
      <style:paragraph-properties fo:margin-left="0.7cm" fo:margin-top="0.032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2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3" style:family="paragraph" style:parent-style-name="Table_20_Paragraph">
      <style:paragraph-properties fo:margin-left="0.071cm" fo:margin-top="0.034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4" style:family="paragraph" style:parent-style-name="Table_20_Paragraph">
      <style:paragraph-properties fo:margin-left="0.071cm" fo:margin-top="0.025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5" style:family="paragraph" style:parent-style-name="Table_20_Paragraph">
      <style:paragraph-properties fo:margin-left="0.071cm" fo:margin-top="0.212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6" style:family="paragraph" style:parent-style-name="Table_20_Paragraph">
      <style:paragraph-properties fo:margin-left="0.071cm" fo:margin-top="0.026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7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8" style:family="paragraph" style:parent-style-name="Table_20_Paragraph">
      <style:paragraph-properties fo:margin-left="0.379cm" fo:margin-top="0cm" fo:margin-bottom="0cm" style:contextual-spacing="false" fo:text-align="start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79" style:family="paragraph" style:parent-style-name="Table_20_Paragraph">
      <style:paragraph-properties fo:margin-left="0.284cm" fo:margin-top="0cm" fo:margin-bottom="0cm" style:contextual-spacing="false" fo:text-align="start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80" style:family="paragraph" style:parent-style-name="Table_20_Paragraph">
      <style:paragraph-properties fo:margin-left="1.203cm" fo:margin-top="0cm" fo:margin-bottom="0cm" style:contextual-spacing="false" fo:text-align="start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81" style:family="paragraph" style:parent-style-name="Table_20_Paragraph">
      <style:paragraph-properties fo:margin-left="0.854cm" fo:margin-top="0.099cm" fo:margin-bottom="0cm" style:contextual-spacing="false" fo:text-align="start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82" style:family="paragraph" style:parent-style-name="Table_20_Paragraph">
      <style:paragraph-properties fo:margin-left="0.173cm" fo:margin-top="0.081cm" fo:margin-bottom="0cm" style:contextual-spacing="false" fo:text-align="start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83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4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5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86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87" style:family="paragraph" style:parent-style-name="Table_20_Paragraph">
      <style:paragraph-properties fo:margin-left="1.836cm" fo:margin-right="1.787cm" fo:margin-top="0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88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89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0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1" style:family="paragraph" style:parent-style-name="Table_20_Paragraph">
      <style:paragraph-properties fo:margin-left="0.325cm" fo:margin-right="0.298cm" fo:margin-top="0.034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2" style:family="paragraph" style:parent-style-name="Table_20_Paragraph">
      <style:paragraph-properties fo:margin-left="0.325cm" fo:margin-right="0.298cm" fo:margin-top="0.025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3" style:family="paragraph" style:parent-style-name="Table_20_Paragraph">
      <style:paragraph-properties fo:margin-left="0.325cm" fo:margin-right="0.298cm" fo:margin-top="0.212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4" style:family="paragraph" style:parent-style-name="Table_20_Paragraph">
      <style:paragraph-properties fo:margin-left="0.325cm" fo:margin-right="0.288cm" fo:margin-top="0.034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5" style:family="paragraph" style:parent-style-name="Table_20_Paragraph">
      <style:paragraph-properties fo:margin-left="0.325cm" fo:margin-right="0.288cm" fo:margin-top="0.025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6" style:family="paragraph" style:parent-style-name="Table_20_Paragraph">
      <style:paragraph-properties fo:margin-left="0.325cm" fo:margin-right="0.288cm" fo:margin-top="0.212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7" style:family="paragraph" style:parent-style-name="Table_20_Paragraph">
      <style:paragraph-properties fo:margin-left="0.325cm" fo:margin-right="0.288cm" fo:margin-top="0.026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8" style:family="paragraph" style:parent-style-name="Table_20_Paragraph">
      <style:paragraph-properties fo:margin-left="0.002cm" fo:margin-top="0.032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9" style:family="paragraph" style:parent-style-name="Table_20_Paragraph">
      <style:paragraph-properties fo:margin-left="0.009cm" fo:margin-top="0.034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00" style:family="paragraph" style:parent-style-name="Table_20_Paragraph">
      <style:paragraph-properties fo:margin-left="0.009cm" fo:margin-top="0.025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01" style:family="paragraph" style:parent-style-name="Table_20_Paragraph">
      <style:paragraph-properties fo:margin-top="0.212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02" style:family="paragraph" style:parent-style-name="Table_20_Paragraph">
      <style:paragraph-properties fo:margin-right="0.168cm" fo:margin-top="0.034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03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04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105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106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107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/>
      <style:text-properties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108" style:family="paragraph" style:parent-style-name="Table_20_Paragraph">
      <style:paragraph-properties fo:margin-right="0.325cm" fo:margin-top="0.034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09" style:family="paragraph" style:parent-style-name="Table_20_Paragraph">
      <style:paragraph-properties fo:margin-right="0.325cm" fo:margin-top="0.025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10" style:family="paragraph" style:parent-style-name="Table_20_Paragraph">
      <style:paragraph-properties fo:margin-right="0.325cm" fo:margin-top="0.212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11" style:family="paragraph" style:parent-style-name="Table_20_Paragraph">
      <style:paragraph-properties fo:margin-right="0.323cm" fo:margin-top="0.034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12" style:family="paragraph" style:parent-style-name="Table_20_Paragraph">
      <style:paragraph-properties fo:margin-right="0.229cm" fo:margin-top="0.026cm" fo:margin-bottom="0cm" style:contextual-spacing="false" fo:text-align="end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13" style:family="paragraph" style:parent-style-name="Table_20_Paragraph">
      <style:paragraph-properties fo:margin-left="0.069cm" fo:margin-top="0.002cm" fo:margin-bottom="0cm" style:contextual-spacing="false" fo:line-height="0.422cm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14" style:family="paragraph" style:parent-style-name="Table_20_Paragraph">
      <style:paragraph-properties fo:margin-left="0.071cm" fo:margin-right="0.037cm" fo:margin-top="0cm" fo:margin-bottom="0cm" style:contextual-spacing="false" fo:line-height="0.441cm" fo:text-align="start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15" style:family="paragraph" style:parent-style-name="Table_20_Paragraph">
      <style:paragraph-properties fo:margin-left="0.074cm" fo:margin-top="0.032cm" fo:margin-bottom="0cm" style:contextual-spacing="false" fo:text-align="start" style:justify-single-word="false" fo:orphans="0" fo:widows="0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16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17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18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119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120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121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122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123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124" style:family="paragraph" style:parent-style-name="Table_20_Paragraph">
      <style:paragraph-properties fo:margin-left="0.074cm" fo:margin-top="0.032cm" fo:margin-bottom="0cm" style:contextual-spacing="false" fo:text-align="start" style:justify-single-word="false" fo:orphans="0" fo:widows="0"/>
      <style:text-properties fo:font-size="11pt" officeooo:rsid="001697f2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125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697f2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126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127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12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/>
      <style:text-properties fo:font-size="11pt" officeooo:rsid="00191dc5" officeooo:paragraph-rsid="00191dc5" style:letter-kerning="false" style:font-size-asian="11pt" style:language-asian="en" style:country-asian="US" style:font-size-complex="11pt" style:language-complex="ar" style:country-complex="SA"/>
    </style:style>
    <style:style style:name="P129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fo:font-size="11pt" officeooo:rsid="00191dc5" officeooo:paragraph-rsid="00191dc5" style:letter-kerning="false" style:font-size-asian="11pt" style:language-asian="en" style:country-asian="US" style:font-size-complex="11pt" style:language-complex="ar" style:country-complex="SA"/>
    </style:style>
    <style:style style:name="P130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/>
      <style:text-properties officeooo:paragraph-rsid="0013ad35"/>
    </style:style>
    <style:style style:name="P131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 style:writing-mode="lr-tb"/>
      <style:text-properties officeooo:paragraph-rsid="0013ad35"/>
    </style:style>
    <style:style style:name="P132" style:family="paragraph" style:parent-style-name="Table_20_Paragraph">
      <style:paragraph-properties fo:margin-left="0.002cm" fo:margin-top="0.032cm" fo:margin-bottom="0cm" style:contextual-spacing="false" fo:text-align="center" style:justify-single-word="false" fo:orphans="0" fo:widows="0"/>
      <style:text-properties style:font-name="arial mt" fo:font-size="11pt" style:letter-kerning="false" style:font-size-asian="11pt" style:language-asian="en" style:country-asian="US" style:font-size-complex="11pt" style:language-complex="ar" style:country-complex="SA"/>
    </style:style>
    <style:style style:name="P133" style:family="paragraph" style:parent-style-name="Table_20_Paragraph">
      <style:paragraph-properties fo:margin-left="0.002cm" fo:margin-top="0.032cm" fo:margin-bottom="0cm" style:contextual-spacing="false" fo:text-align="center" style:justify-single-word="false" fo:orphans="0" fo:widows="0"/>
      <style:text-properties style:font-name="arial mt"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134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style:letter-kerning="false" style:font-size-asian="10pt" style:language-asian="en" style:country-asian="US" style:font-size-complex="11pt" style:language-complex="ar" style:country-complex="SA"/>
    </style:style>
    <style:style style:name="P135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697f2" style:letter-kerning="false" style:font-size-asian="10pt" style:language-asian="en" style:country-asian="US" style:font-size-complex="11pt" style:language-complex="ar" style:country-complex="SA"/>
    </style:style>
    <style:style style:name="P136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13ad35" style:letter-kerning="false" style:font-size-asian="10pt" style:language-asian="en" style:country-asian="US" style:font-size-complex="11pt" style:language-complex="ar" style:country-complex="SA"/>
    </style:style>
    <style:style style:name="P137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5231" officeooo:paragraph-rsid="00155231" style:letter-kerning="false" style:font-size-asian="10pt" style:language-asian="en" style:country-asian="US" style:font-size-complex="11pt" style:language-complex="ar" style:country-complex="SA"/>
    </style:style>
    <style:style style:name="P138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5231" officeooo:paragraph-rsid="001697f2" style:letter-kerning="false" style:font-size-asian="10pt" style:language-asian="en" style:country-asian="US" style:font-size-complex="11pt" style:language-complex="ar" style:country-complex="SA"/>
    </style:style>
    <style:style style:name="P139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58c76" style:letter-kerning="false" style:font-size-asian="10pt" style:language-asian="en" style:country-asian="US" style:font-size-complex="11pt" style:language-complex="ar" style:country-complex="SA"/>
    </style:style>
    <style:style style:name="P14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141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58c76" officeooo:paragraph-rsid="00158c76" style:letter-kerning="false" style:font-size-asian="10pt" style:language-asian="en" style:country-asian="US" style:font-size-complex="11pt" style:language-complex="ar" style:country-complex="SA"/>
    </style:style>
    <style:style style:name="P142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18387e" style:letter-kerning="false" style:font-size-asian="10pt" style:language-asian="en" style:country-asian="US" style:font-size-complex="11pt" style:language-complex="ar" style:country-complex="SA"/>
    </style:style>
    <style:style style:name="P143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91dc5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144" style:family="paragraph" style:parent-style-name="Table_20_Paragraph">
      <style:paragraph-properties fo:margin-left="0.071cm" fo:margin-top="0.032cm" fo:margin-bottom="0cm" style:contextual-spacing="false" fo:text-align="start" style:justify-single-word="false" fo:orphans="0" fo:widows="0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145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146" style:family="paragraph" style:parent-style-name="Table_20_Paragraph">
      <loext:graphic-properties draw:fill="none"/>
      <style:paragraph-properties fo:margin-left="0.4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147" style:family="paragraph" style:parent-style-name="Text_20_body">
      <style:paragraph-properties fo:margin-left="0.261cm" fo:margin-top="0.136cm" fo:margin-bottom="0.028cm" style:contextual-spacing="false">
        <style:tab-stops>
          <style:tab-stop style:position="17.873cm" style:type="right"/>
        </style:tab-stops>
      </style:paragraph-properties>
    </style:style>
    <style:style style:name="P148" style:family="paragraph" style:parent-style-name="Text_20_body">
      <style:paragraph-properties fo:margin-left="0.203cm" fo:line-height="0.035cm"/>
    </style:style>
    <style:style style:name="P149" style:family="paragraph" style:parent-style-name="Text_20_body">
      <style:paragraph-properties fo:margin-top="0.002cm" fo:margin-bottom="0cm" style:contextual-spacing="false"/>
      <style:text-properties fo:font-size="6.5pt" fo:font-style="normal" fo:font-weight="bold" style:font-size-asian="6.5pt" style:font-style-asian="normal" style:font-weight-asian="bold"/>
    </style:style>
    <style:style style:name="P150" style:family="paragraph" style:parent-style-name="Text_20_body">
      <style:paragraph-properties fo:margin-top="0.002cm" fo:margin-bottom="0cm" style:contextual-spacing="false"/>
      <style:text-properties fo:font-size="9.5pt" fo:font-style="normal" fo:font-weight="bold" style:font-size-asian="9.5pt" style:font-style-asian="normal" style:font-weight-asian="bold"/>
    </style:style>
    <style:style style:name="P151" style:family="paragraph" style:parent-style-name="Text_20_body">
      <style:paragraph-properties fo:margin-top="0.007cm" fo:margin-bottom="0cm" style:contextual-spacing="false"/>
      <style:text-properties fo:font-size="10.5pt" fo:font-weight="bold" style:font-size-asian="10.5pt" style:font-weight-asian="bold"/>
    </style:style>
    <style:style style:name="P152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3ad35" style:font-size-asian="10.5pt" style:font-weight-asian="bold"/>
    </style:style>
    <style:style style:name="P153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697f2" style:font-size-asian="10.5pt" style:font-weight-asian="bold"/>
    </style:style>
    <style:style style:name="P154" style:family="paragraph" style:parent-style-name="Text_20_body">
      <style:paragraph-properties fo:margin-top="0.007cm" fo:margin-bottom="0cm" style:contextual-spacing="false" fo:text-align="justify" style:justify-single-word="false"/>
      <style:text-properties fo:font-size="10.5pt" fo:font-style="normal" style:font-size-asian="10.5pt" style:font-style-asian="normal" style:font-style-complex="normal" style:font-weight-complex="bold"/>
    </style:style>
    <style:style style:name="P155" style:family="paragraph" style:parent-style-name="Text_20_body">
      <style:paragraph-properties fo:margin-top="0.009cm" fo:margin-bottom="0cm" style:contextual-spacing="false"/>
      <style:text-properties fo:font-size="4pt" fo:font-weight="bold" style:font-size-asian="4pt" style:font-weight-asian="bold"/>
    </style:style>
    <style:style style:name="P156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3ad35" style:font-size-asian="4pt" style:font-weight-asian="bold"/>
    </style:style>
    <style:style style:name="P157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697f2" style:font-size-asian="4pt" style:font-weight-asian="bold"/>
    </style:style>
    <style:style style:name="P158" style:family="paragraph" style:parent-style-name="Text_20_body">
      <style:paragraph-properties fo:margin-top="0.007cm" fo:margin-bottom="0cm" style:contextual-spacing="false" fo:text-align="justify" style:justify-single-word="false"/>
    </style:style>
    <style:style style:name="P159" style:family="paragraph" style:parent-style-name="Text_20_body" style:list-style-name="WWNum3">
      <style:paragraph-properties fo:margin-top="0.007cm" fo:margin-bottom="0cm" style:contextual-spacing="false" fo:text-align="justify" style:justify-single-word="false"/>
    </style:style>
    <style:style style:name="P160" style:family="paragraph">
      <loext:graphic-properties draw:fill="none"/>
      <style:paragraph-properties fo:text-align="start"/>
      <style:text-properties fo:font-size="18pt"/>
    </style:style>
    <style:style style:name="P161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text-position="10% 100%" style:text-scale="95%"/>
    </style:style>
    <style:style style:name="T2" style:family="text">
      <style:text-properties style:text-position="10% 100%" officeooo:rsid="0013ad35" style:text-scale="95%"/>
    </style:style>
    <style:style style:name="T3" style:family="text">
      <style:text-properties style:text-position="10% 100%" fo:letter-spacing="-0.026cm" style:text-scale="95%"/>
    </style:style>
    <style:style style:name="T4" style:family="text">
      <style:text-properties style:text-position="10% 100%" fo:letter-spacing="-0.034cm" style:text-scale="95%"/>
    </style:style>
    <style:style style:name="T5" style:family="text">
      <style:text-properties style:text-position="10% 100%" fo:letter-spacing="-0.021cm" style:text-scale="95%"/>
    </style:style>
    <style:style style:name="T6" style:family="text">
      <style:text-properties style:text-position="10% 100%" fo:letter-spacing="-0.023cm" style:text-scale="95%"/>
    </style:style>
    <style:style style:name="T7" style:family="text">
      <style:text-properties style:text-position="10% 100%" fo:letter-spacing="-0.025cm" style:text-scale="95%"/>
    </style:style>
    <style:style style:name="T8" style:family="text">
      <style:text-properties fo:font-size="10pt" fo:font-style="normal" fo:font-weight="bold" style:font-size-asian="10pt" style:font-style-asian="normal" style:font-weight-asian="bold"/>
    </style:style>
    <style:style style:name="T9" style:family="text">
      <style:text-properties fo:font-size="10pt" fo:font-style="normal" fo:font-weight="bold" style:font-size-asian="10pt" style:font-style-asian="normal" style:font-weight-asian="bold" style:text-scale="95%"/>
    </style:style>
    <style:style style:name="T10" style:family="text">
      <style:text-properties fo:font-size="1pt" fo:font-style="normal" style:font-size-asian="1pt" style:font-style-asian="normal"/>
    </style:style>
    <style:style style:name="T11" style:family="text">
      <style:text-properties fo:font-size="1pt" style:font-size-asian="1pt" style:font-size-complex="1pt"/>
    </style:style>
    <style:style style:name="T12" style:family="text">
      <style:text-properties style:font-name="Cambria" fo:font-size="12pt" fo:font-style="italic" fo:font-weight="bold" style:font-size-asian="12pt" style:font-style-asian="italic" style:font-weight-asian="bold"/>
    </style:style>
    <style:style style:name="T13" style:family="text">
      <style:text-properties style:font-name="Cambria" fo:font-size="12pt" fo:font-style="italic" fo:font-weight="bold" style:font-size-asian="12pt" style:font-style-asian="italic" style:font-weight-asian="bold" style:text-scale="115%"/>
    </style:style>
    <style:style style:name="T14" style:family="text">
      <style:text-properties style:font-name="Cambria" fo:font-size="12pt" fo:letter-spacing="0.064cm" fo:font-style="italic" fo:font-weight="bold" style:font-size-asian="12pt" style:font-style-asian="italic" style:font-weight-asian="bold" style:text-scale="115%"/>
    </style:style>
    <style:style style:name="T15" style:family="text">
      <style:text-properties style:font-name="Cambria" fo:font-size="12pt" fo:letter-spacing="0.062cm" fo:font-style="italic" fo:font-weight="bold" style:font-size-asian="12pt" style:font-style-asian="italic" style:font-weight-asian="bold" style:text-scale="115%"/>
    </style:style>
    <style:style style:name="T16" style:family="text">
      <style:text-properties fo:font-size="6.5pt" fo:font-style="normal" fo:font-weight="bold" style:font-size-asian="6.5pt" style:font-style-asian="normal" style:font-weight-asian="bold"/>
    </style:style>
    <style:style style:name="T17" style:family="text">
      <style:text-properties fo:font-size="9.5pt" fo:font-style="normal" fo:font-weight="bold" style:font-size-asian="9.5pt" style:font-style-asian="normal" style:font-weight-asian="bold"/>
    </style:style>
    <style:style style:name="T18" style:family="text">
      <style:text-properties fo:font-size="10.5pt" fo:font-weight="bold" style:font-size-asian="10.5pt" style:font-weight-asian="bold"/>
    </style:style>
    <style:style style:name="T19" style:family="text">
      <style:text-properties fo:font-size="10.5pt" fo:font-style="normal" fo:font-weight="bold" style:font-size-asian="10.5pt" style:font-style-asian="normal" style:font-weight-asian="bold" style:font-style-complex="normal"/>
    </style:style>
    <style:style style:name="T20" style:family="text">
      <style:text-properties fo:font-size="10.5pt" fo:font-style="normal" style:font-size-asian="10.5pt" style:font-style-asian="normal" style:font-style-complex="normal" style:font-weight-complex="bold"/>
    </style:style>
    <style:style style:name="T21" style:family="text">
      <style:text-properties fo:font-style="italic" fo:font-weight="bold" style:font-style-asian="italic" style:font-weight-asian="bold"/>
    </style:style>
    <style:style style:name="T22" style:family="text">
      <style:text-properties fo:font-style="italic" fo:font-weight="bold" officeooo:rsid="0013ad35" style:font-style-asian="italic" style:font-weight-asian="bold"/>
    </style:style>
    <style:style style:name="T23" style:family="text">
      <style:text-properties fo:font-style="italic" fo:font-weight="bold" officeooo:rsid="001697f2" style:font-style-asian="italic" style:font-weight-asian="bold"/>
    </style:style>
    <style:style style:name="T24" style:family="text">
      <style:text-properties fo:font-size="4pt" fo:font-weight="bold" style:font-size-asian="4pt" style:font-weight-asian="bold"/>
    </style:style>
    <style:style style:name="T25" style:family="text">
      <style:text-properties style:font-name="Arial" fo:font-size="9pt" fo:font-style="italic" fo:font-weight="bold" style:font-size-asian="9pt" style:font-style-asian="italic" style:font-weight-asian="bold"/>
    </style:style>
    <style:style style:name="T26" style:family="text">
      <style:text-properties style:font-name="Arial" fo:font-size="9pt" fo:font-weight="bold" style:font-size-asian="9pt" style:font-weight-asian="bold"/>
    </style:style>
    <style:style style:name="T27" style:family="text">
      <style:text-properties style:font-name="Arial" fo:font-size="9pt" fo:font-weight="bold" style:font-size-asian="9pt" style:font-weight-asian="bold" style:text-scale="95%"/>
    </style:style>
    <style:style style:name="T28" style:family="text">
      <style:text-properties style:text-scale="90%"/>
    </style:style>
    <style:style style:name="T29" style:family="text">
      <style:text-properties style:text-scale="80%"/>
    </style:style>
    <style:style style:name="T30" style:family="text">
      <style:text-properties fo:letter-spacing="0.007cm" style:text-scale="80%"/>
    </style:style>
    <style:style style:name="T31" style:family="text">
      <style:text-properties style:font-name="Times New Roman" fo:font-size="10pt" style:font-size-asian="10pt"/>
    </style:style>
    <style:style style:name="T32" style:family="text">
      <style:text-properties style:text-scale="82%"/>
    </style:style>
    <style:style style:name="T33" style:family="text">
      <style:text-properties style:font-name="DejaVu Sans" style:font-name-asian="DejaVu Sans" style:font-name-complex="DejaVu Sans"/>
    </style:style>
    <style:style style:name="T34" style:family="text">
      <style:text-properties officeooo:rsid="00155231"/>
    </style:style>
    <style:style style:name="T35" style:family="text">
      <style:text-properties officeooo:rsid="00158c76"/>
    </style:style>
    <style:style style:name="T36" style:family="text">
      <style:text-properties fo:font-size="11pt" officeooo:rsid="0013ad35" style:letter-kerning="false" style:font-size-asian="11pt" style:language-asian="en" style:country-asian="US" style:font-size-complex="11pt" style:language-complex="ar" style:country-complex="SA" style:text-scale="80%"/>
    </style:style>
    <style:style style:name="T37" style:family="text">
      <style:text-properties fo:font-size="11pt" officeooo:rsid="0013ad35" style:letter-kerning="false" style:font-size-asian="11pt" style:language-asian="en" style:country-asian="US" style:font-size-complex="11pt" style:language-complex="ar" style:country-complex="SA"/>
    </style:style>
    <style:style style:name="T38" style:family="text">
      <style:text-properties style:font-name="Arial MT" fo:font-size="11pt" fo:language="pt" fo:country="PT" officeooo: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T39" style:family="text">
      <style:text-properties style:font-name="Arial MT" fo:font-size="11pt" fo:language="pt" fo:country="PT" officeooo:rsid="00158c76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T40" style:family="text">
      <style:text-properties officeooo:rsid="0018387e"/>
    </style:style>
    <style:style style:name="T41" style:family="text">
      <style:text-properties officeooo:rsid="00191dc5"/>
    </style:style>
    <style:style style:name="gr1" style:family="graphic" style:parent-style-name="Frame">
      <style:graphic-properties draw:stroke="solid" svg:stroke-width="0.018cm" svg:stroke-color="#000000" draw:stroke-linejoin="miter" draw:fill="none" loext:fill-use-slide-background="false" draw:textarea-vertical-align="top" draw:auto-grow-height="false" fo:min-height="0.552cm" fo:min-width="17.731cm" fo:padding-top="0cm" fo:padding-bottom="0cm" fo:padding-left="0cm" fo:padding-right="0cm" fo:wrap-option="wrap" loext:decorative="false" fo:margin-left="-0.011cm" fo:margin-right="-0.007cm" fo:margin-top="0cm" fo:margin-bottom="0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loext:decorative="false" fo:margin-left="0.026cm" fo:margin-right="0.026cm" fo:margin-top="0.009cm" fo:margin-bottom="0.018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ot" svg:stroke-width="0.026cm" svg:stroke-color="#000000" draw:stroke-linejoin="round" draw:fill="none" loext:fill-use-slide-background="false" draw:textarea-horizontal-align="center" draw:textarea-vertical-align="top" draw:auto-grow-height="false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7" loext:marker-style-name="T8"><text:span text:style-name="T1">Banco</text:span><text:span text:style-name="T3"> </text:span><text:span text:style-name="T1">de</text:span><text:span text:style-name="T4"> </text:span><text:span text:style-name="T1">Dados</text:span><text:span text:style-name="T5"> </text:span><text:span text:style-name="T1">para </text:span><text:span text:style-name="T2">a Administração de uma Paróquia</text:span><text:span text:style-name="T1"> </text:span><text:span text:style-name="T6"><text:s/></text:span><text:span text:style-name="T1">–</text:span><text:span text:style-name="T4"> </text:span><text:span text:style-name="T1">Dicionário</text:span><text:span text:style-name="T3"> </text:span><text:span text:style-name="T1">de</text:span><text:span text:style-name="T7"> </text:span><text:span text:style-name="T1">Dados<text:tab/></text:span><text:span text:style-name="T9">1</text:span></text:p>
      <text:p text:style-name="P148" loext:marker-style-name="T10"><draw:g text:anchor-type="as-char" draw:z-index="0" draw:name="Group 3" draw:style-name="gr2"><draw:line draw:name="Line 4" draw:style-name="gr3" draw:text-style-name="P161" svg:x1="0cm" svg:y1="0.034cm" svg:x2="17.594cm" svg:y2="0cm"><text:p/></draw:line></draw:g></text:p>
      <text:p text:style-name="P149" loext:marker-style-name="T16"><draw:custom-shape text:anchor-type="char" draw:z-index="1" draw:name="Text Box 2" draw:style-name="gr1" draw:text-style-name="P160" svg:width="17.73cm" svg:height="0.551cm" svg:x="2.143cm" svg:y="0.344cm"><text:list text:style-name="WWNum1"><text:list-item><text:p text:style-name="P45" loext:marker-style-name="T12"><text:bookmark text:name="_Dicionário_de_Dados"/><text:span text:style-name="T13">Dicionário</text:span><text:span text:style-name="T14"> </text:span><text:span text:style-name="T13">de</text:span><text:span text:style-name="T15"> </text:span><text:span text:style-name="T13">Dados</text:span></text:p></text:list-item></text:list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0" loext:marker-style-name="T17"/>
      <text:p text:style-name="P151" loext:marker-style-name="T18"/>
      <text:list text:style-name="WWNum2">
        <text:list-item>
          <text:p text:style-name="P46" loext:marker-style-name="T21"><text:span text:style-name="T22">Pessoa</text:span><text:span text:style-name="T21">.</text:span></text:p>
        </text:list-item>
      </text:list>
      <text:p text:style-name="P155" loext:marker-style-name="T2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 table:number-columns-repeated="2"/>
        <table:table-column table:style-name="Tabela1.H"/>
        <table:table-row table:style-name="Tabela1.1">
          <table:table-cell table:style-name="Tabela1.A1" table:number-rows-spanned="2" office:value-type="string">
            <text:p text:style-name="P1" loext:marker-style-name="T25"/>
            <text:p text:style-name="P2" loext:marker-style-name="T26"><text:span text:style-name="T27">ATRIBUTO</text:span></text:p>
          </table:table-cell>
          <table:table-cell table:style-name="Tabela1.A1" table:number-rows-spanned="2" office:value-type="string">
            <text:p text:style-name="P1" loext:marker-style-name="T25"/>
            <text:p text:style-name="P19" loext:marker-style-name="T26"><text:span text:style-name="T27">TIPO</text:span></text:p>
          </table:table-cell>
          <table:table-cell table:style-name="Tabela1.A1" table:number-rows-spanned="2" office:value-type="string">
            <text:p text:style-name="P1" loext:marker-style-name="T25"/>
            <text:p text:style-name="P3" loext:marker-style-name="T26"><text:span text:style-name="T27">NULO</text:span></text:p>
          </table:table-cell>
          <table:table-cell table:style-name="Tabela1.A1" table:number-rows-spanned="2" office:value-type="string">
            <text:p text:style-name="P1" loext:marker-style-name="T25"/>
            <text:p text:style-name="P103" loext:marker-style-name="T26"><text:span text:style-name="T27">DESCRIÇÃO</text:span></text:p>
          </table:table-cell>
          <table:table-cell table:style-name="Tabela1.A1" table:number-rows-spanned="2" office:value-type="string">
            <text:p text:style-name="P1" loext:marker-style-name="T25"/>
            <text:p text:style-name="P4" loext:marker-style-name="T26"><text:span text:style-name="T27">DOMÍNIO</text:span></text:p>
          </table:table-cell>
          <table:table-cell table:style-name="Tabela1.F1" table:number-columns-spanned="3" office:value-type="string">
            <text:p text:style-name="P5" loext:marker-style-name="T26"><text:span text:style-name="T27">CHAVE</text:span></text:p>
          </table:table-cell>
          <table:covered-table-cell/>
          <table:covered-table-cell/>
        </table:table-row>
        <table:table-row table:style-name="Tabela1.2">
          <table:covered-table-cell table:style-name="Tabela1.A2"/>
          <table:covered-table-cell table:style-name="Tabela1.A2"/>
          <table:covered-table-cell table:style-name="Tabela1.A2"/>
          <table:covered-table-cell table:style-name="Tabela1.A2"/>
          <table:covered-table-cell table:style-name="Tabela1.A2"/>
          <table:table-cell table:style-name="Tabela1.F2" office:value-type="string">
            <text:p text:style-name="P21" loext:marker-style-name="T26"><text:span text:style-name="T27">PRI</text:span></text:p>
          </table:table-cell>
          <table:table-cell table:style-name="Tabela1.G2" office:value-type="string">
            <text:p text:style-name="P6" loext:marker-style-name="T26"><text:span text:style-name="T27">EST</text:span></text:p>
          </table:table-cell>
          <table:table-cell table:style-name="Tabela1.H2" office:value-type="string">
            <text:p text:style-name="P22" loext:marker-style-name="T26"><text:span text:style-name="T27">CAN</text:span></text:p>
          </table:table-cell>
        </table:table-row>
        <table:table-row table:style-name="Tabela1.3">
          <table:table-cell table:style-name="Tabela1.A3" office:value-type="string">
            <text:p text:style-name="P144">id</text:p>
          </table:table-cell>
          <table:table-cell table:style-name="Tabela1.A3" office:value-type="string">
            <text:p text:style-name="P145">Inteiro</text:p>
          </table:table-cell>
          <table:table-cell table:style-name="Tabela1.A3" office:value-type="string">
            <text:p text:style-name="P146">Não</text:p>
          </table:table-cell>
          <table:table-cell table:style-name="Tabela1.A3" office:value-type="string">
            <text:p text:style-name="P131"><text:span text:style-name="T38">Código</text:span><text:span text:style-name="T36"> </text:span><text:span text:style-name="T38">que</text:span><text:span text:style-name="T36"> </text:span><text:span text:style-name="T38">representa </text:span><text:span text:style-name="T39">uma pessoa exclusivamente</text:span></text:p>
          </table:table-cell>
          <table:table-cell table:style-name="Tabela1.A3" office:value-type="string">
            <text:p text:style-name="P136">Números inteiros de 1 a “<text:span text:style-name="T33">∞</text:span>”.</text:p>
          </table:table-cell>
          <table:table-cell table:style-name="Tabela1.F3" office:value-type="string">
            <text:p text:style-name="P132"><text:span text:style-name="T32">x</text:span></text:p>
          </table:table-cell>
          <table:table-cell table:style-name="Tabela1.G3" office:value-type="string">
            <text:p text:style-name="P134"/>
          </table:table-cell>
          <table:table-cell table:style-name="Tabela1.H3" office:value-type="string">
            <text:p text:style-name="P134"/>
          </table:table-cell>
        </table:table-row>
        <table:table-row table:style-name="Tabela1.4">
          <table:table-cell table:style-name="Tabela1.A4" office:value-type="string">
            <text:p text:style-name="P115">nome</text:p>
          </table:table-cell>
          <table:table-cell table:style-name="Tabela1.A4" office:value-type="string">
            <text:p text:style-name="P116">Texto(60)</text:p>
          </table:table-cell>
          <table:table-cell table:style-name="Tabela1.A4" office:value-type="string">
            <text:p text:style-name="P117"><text:span text:style-name="T34">N</text:span>ão</text:p>
          </table:table-cell>
          <table:table-cell table:style-name="Tabela1.A4" office:value-type="string">
            <text:p text:style-name="P130"><text:span text:style-name="T37">Nome de uma pessoa</text:span></text:p>
          </table:table-cell>
          <table:table-cell table:style-name="Tabela1.A4" office:value-type="string">
            <text:p text:style-name="P136">Textos alfabéticos de até 60 caracteres.</text:p>
          </table:table-cell>
          <table:table-cell table:style-name="Tabela1.F4" office:value-type="string">
            <text:p text:style-name="P132"/>
          </table:table-cell>
          <table:table-cell table:style-name="Tabela1.G4" office:value-type="string">
            <text:p text:style-name="P134"/>
          </table:table-cell>
          <table:table-cell table:style-name="Tabela1.H4" office:value-type="string">
            <text:p text:style-name="P134"/>
          </table:table-cell>
        </table:table-row>
        <table:table-row table:style-name="Tabela1.4">
          <table:table-cell table:style-name="Tabela1.A4" office:value-type="string">
            <text:p text:style-name="P115">idade</text:p>
          </table:table-cell>
          <table:table-cell table:style-name="Tabela1.A4" office:value-type="string">
            <text:p text:style-name="P118">Inteiro</text:p>
          </table:table-cell>
          <table:table-cell table:style-name="Tabela1.A4" office:value-type="string">
            <text:p text:style-name="P120">Não</text:p>
          </table:table-cell>
          <table:table-cell table:style-name="Tabela1.A4" office:value-type="string">
            <text:p text:style-name="P119">Idade de uma pessoa</text:p>
          </table:table-cell>
          <table:table-cell table:style-name="Tabela1.A4" office:value-type="string">
            <text:p text:style-name="P137">Números inteiros <text:span text:style-name="T35">entre 7 e 110 anos.</text:span></text:p>
          </table:table-cell>
          <table:table-cell table:style-name="Tabela1.F4" office:value-type="string">
            <text:p text:style-name="P132"/>
          </table:table-cell>
          <table:table-cell table:style-name="Tabela1.G4" office:value-type="string">
            <text:p text:style-name="P134"/>
          </table:table-cell>
          <table:table-cell table:style-name="Tabela1.H4" office:value-type="string">
            <text:p text:style-name="P134"/>
          </table:table-cell>
        </table:table-row>
        <table:table-row table:style-name="Tabela1.4">
          <table:table-cell table:style-name="Tabela1.A4" office:value-type="string">
            <text:p text:style-name="P115">sacerdote_fk</text:p>
          </table:table-cell>
          <table:table-cell table:style-name="Tabela1.A4" office:value-type="string">
            <text:p text:style-name="P121">Inteiro</text:p>
          </table:table-cell>
          <table:table-cell table:style-name="Tabela1.A4" office:value-type="string">
            <text:p text:style-name="P123">Sim</text:p>
          </table:table-cell>
          <table:table-cell table:style-name="Tabela1.A4" office:value-type="string">
            <text:p text:style-name="P122">Código de um sacerdote especializado a partir de Pessoa</text:p>
          </table:table-cell>
          <table:table-cell table:style-name="Tabela1.A4" office:value-type="string">
            <text:p text:style-name="P139">Números inteiros que estejam presentes nas instâncias da tabela Pessoa.</text:p>
          </table:table-cell>
          <table:table-cell table:style-name="Tabela1.F4" office:value-type="string">
            <text:p text:style-name="P132"/>
          </table:table-cell>
          <table:table-cell table:style-name="Tabela1.G4" office:value-type="string">
            <text:p text:style-name="P141">X</text:p>
          </table:table-cell>
          <table:table-cell table:style-name="Tabela1.H4" office:value-type="string">
            <text:p text:style-name="P134"/>
          </table:table-cell>
        </table:table-row>
        <table:table-row table:style-name="Tabela1.4">
          <table:table-cell table:style-name="Tabela1.A4" office:value-type="string">
            <text:p text:style-name="P115">fiel_fk</text:p>
          </table:table-cell>
          <table:table-cell table:style-name="Tabela1.A4" office:value-type="string">
            <text:p text:style-name="P121">Inteiro</text:p>
          </table:table-cell>
          <table:table-cell table:style-name="Tabela1.A4" office:value-type="string">
            <text:p text:style-name="P123">Sim</text:p>
          </table:table-cell>
          <table:table-cell table:style-name="Tabela1.A4" office:value-type="string">
            <text:p text:style-name="P122">Código de um fiel especializado a partir de Pessoa</text:p>
          </table:table-cell>
          <table:table-cell table:style-name="Tabela1.A4" office:value-type="string">
            <text:p text:style-name="P139">Números inteiros que estejam presentes nas instâncias da tabela Pessoa.</text:p>
          </table:table-cell>
          <table:table-cell table:style-name="Tabela1.F4" office:value-type="string">
            <text:p text:style-name="P132"/>
          </table:table-cell>
          <table:table-cell table:style-name="Tabela1.G4" office:value-type="string">
            <text:p text:style-name="P141">X</text:p>
          </table:table-cell>
          <table:table-cell table:style-name="Tabela1.H4" office:value-type="string">
            <text:p text:style-name="P134"/>
          </table:table-cell>
        </table:table-row>
      </table:table>
      <text:list text:continue-numbering="true" text:style-name="WWNum2">
        <text:list-header>
          <text:p text:style-name="P48" loext:marker-style-name="T21"><text:span text:style-name="T22"/></text:p>
        </text:list-header>
        <text:list-item>
          <text:p text:style-name="P48" loext:marker-style-name="T21"><text:span text:style-name="T23">Fiel</text:span><text:span text:style-name="T21">.</text:span></text:p>
        </text:list-item>
      </text:list>
      <text:p text:style-name="P157" loext:marker-style-name="T2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 table:number-columns-repeated="2"/>
        <table:table-column table:style-name="Tabela3.H"/>
        <table:table-row table:style-name="Tabela3.1">
          <table:table-cell table:style-name="Tabela3.A1" table:number-rows-spanned="2" office:value-type="string">
            <text:p text:style-name="P54" loext:marker-style-name="T25"/>
            <text:p text:style-name="P78" loext:marker-style-name="T26"><text:span text:style-name="T27">ATRIBUTO</text:span></text:p>
          </table:table-cell>
          <table:table-cell table:style-name="Tabela3.A1" table:number-rows-spanned="2" office:value-type="string">
            <text:p text:style-name="P54" loext:marker-style-name="T25"/>
            <text:p text:style-name="P104" loext:marker-style-name="T26"><text:span text:style-name="T27">TIPO</text:span></text:p>
          </table:table-cell>
          <table:table-cell table:style-name="Tabela3.A1" table:number-rows-spanned="2" office:value-type="string">
            <text:p text:style-name="P54" loext:marker-style-name="T25"/>
            <text:p text:style-name="P79" loext:marker-style-name="T26"><text:span text:style-name="T27">NULO</text:span></text:p>
          </table:table-cell>
          <table:table-cell table:style-name="Tabela3.A1" table:number-rows-spanned="2" office:value-type="string">
            <text:p text:style-name="P54" loext:marker-style-name="T25"/>
            <text:p text:style-name="P105" loext:marker-style-name="T26"><text:span text:style-name="T27">DESCRIÇÃO</text:span></text:p>
          </table:table-cell>
          <table:table-cell table:style-name="Tabela3.A1" table:number-rows-spanned="2" office:value-type="string">
            <text:p text:style-name="P54" loext:marker-style-name="T25"/>
            <text:p text:style-name="P80" loext:marker-style-name="T26"><text:span text:style-name="T27">DOMÍNIO</text:span></text:p>
          </table:table-cell>
          <table:table-cell table:style-name="Tabela3.F1" table:number-columns-spanned="3" office:value-type="string">
            <text:p text:style-name="P81" loext:marker-style-name="T26"><text:span text:style-name="T27">CHAVE</text:span></text:p>
          </table:table-cell>
          <table:covered-table-cell/>
          <table:covered-table-cell/>
        </table:table-row>
        <table:table-row table:style-name="Tabela3.2">
          <table:covered-table-cell table:style-name="Tabela3.A2"/>
          <table:covered-table-cell table:style-name="Tabela3.A2"/>
          <table:covered-table-cell table:style-name="Tabela3.A2"/>
          <table:covered-table-cell table:style-name="Tabela3.A2"/>
          <table:covered-table-cell table:style-name="Tabela3.A2"/>
          <table:table-cell table:style-name="Tabela3.F2" office:value-type="string">
            <text:p text:style-name="P106" loext:marker-style-name="T26"><text:span text:style-name="T27">PRI</text:span></text:p>
          </table:table-cell>
          <table:table-cell table:style-name="Tabela3.G2" office:value-type="string">
            <text:p text:style-name="P82" loext:marker-style-name="T26"><text:span text:style-name="T27">EST</text:span></text:p>
          </table:table-cell>
          <table:table-cell table:style-name="Tabela3.H2" office:value-type="string">
            <text:p text:style-name="P107" loext:marker-style-name="T26"><text:span text:style-name="T27">CAN</text:span></text:p>
          </table:table-cell>
        </table:table-row>
        <table:table-row table:style-name="Tabela3.3">
          <table:table-cell table:style-name="Tabela3.A3" office:value-type="string">
            <text:p text:style-name="P124">turma_catequese_fk</text:p>
          </table:table-cell>
          <table:table-cell table:style-name="Tabela3.A3" office:value-type="string">
            <text:p text:style-name="P125">Inteiro</text:p>
          </table:table-cell>
          <table:table-cell table:style-name="Tabela3.A3" office:value-type="string">
            <text:p text:style-name="P126">Sim</text:p>
          </table:table-cell>
          <table:table-cell table:style-name="Tabela3.A3" office:value-type="string">
            <text:p text:style-name="P127">Código da turma de catequese da qual o fiel participa</text:p>
          </table:table-cell>
          <table:table-cell table:style-name="Tabela3.A3" office:value-type="string">
            <text:p text:style-name="P139">Números inteiros que estejam presentes nas instâncias da tabela <text:span text:style-name="T40">TurmaCatequese</text:span>.</text:p>
          </table:table-cell>
          <table:table-cell table:style-name="Tabela3.F3" office:value-type="string">
            <text:p text:style-name="P133"/>
          </table:table-cell>
          <table:table-cell table:style-name="Tabela3.G3" office:value-type="string">
            <text:p text:style-name="P142">X</text:p>
          </table:table-cell>
          <table:table-cell table:style-name="Tabela3.H3" office:value-type="string">
            <text:p text:style-name="P135"/>
          </table:table-cell>
        </table:table-row>
        <table:table-row table:style-name="Tabela3.3">
          <table:table-cell table:style-name="Tabela3.A3" office:value-type="string">
            <text:p text:style-name="P124">comunidade_fk</text:p>
          </table:table-cell>
          <table:table-cell table:style-name="Tabela3.A3" office:value-type="string">
            <text:p text:style-name="P125">Inteiro</text:p>
          </table:table-cell>
          <table:table-cell table:style-name="Tabela3.A3" office:value-type="string">
            <text:p text:style-name="P128">Não</text:p>
          </table:table-cell>
          <table:table-cell table:style-name="Tabela3.A3" office:value-type="string">
            <text:p text:style-name="P129">Código da comunidade que é frequentada pelo fiel.</text:p>
          </table:table-cell>
          <table:table-cell table:style-name="Tabela3.A3" office:value-type="string">
            <text:p text:style-name="P140">Números inteiros que estejam presentes nas instâncias da tabela <text:span text:style-name="T41">Comunidade</text:span>.</text:p>
          </table:table-cell>
          <table:table-cell table:style-name="Tabela3.F3" office:value-type="string">
            <text:p text:style-name="P133"/>
          </table:table-cell>
          <table:table-cell table:style-name="Tabela3.G3" office:value-type="string">
            <text:p text:style-name="P143">X</text:p>
          </table:table-cell>
          <table:table-cell table:style-name="Tabela3.H3" office:value-type="string">
            <text:p text:style-name="P135"/>
          </table:table-cell>
        </table:table-row>
      </table:table>
      <text:p text:style-name="P153" loext:marker-style-name="T18"/>
      <text:p text:style-name="P151" loext:marker-style-name="T18"/>
      <text:list text:continue-numbering="true" text:style-name="WWNum2">
        <text:list-item>
          <text:p text:style-name="P47" loext:marker-style-name="T21"><text:span text:style-name="T21">Disciplina.</text:span></text:p>
        </text:list-item>
      </text:list>
      <text:p text:style-name="P156" loext:marker-style-name="T2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row table:style-name="Tabela2.1">
          <table:table-cell table:style-name="Tabela2.A1" table:number-rows-spanned="2" office:value-type="string">
            <text:p text:style-name="P53" loext:marker-style-name="T25"/>
            <text:p text:style-name="P61" loext:marker-style-name="T26"><text:span text:style-name="T27">ATRIBUTO</text:span></text:p>
          </table:table-cell>
          <table:table-cell table:style-name="Tabela2.A1" table:number-rows-spanned="2" office:value-type="string">
            <text:p text:style-name="P53" loext:marker-style-name="T25"/>
            <text:p text:style-name="P86" loext:marker-style-name="T26"><text:span text:style-name="T27">TIPO</text:span></text:p>
          </table:table-cell>
          <table:table-cell table:style-name="Tabela2.A1" table:number-rows-spanned="2" office:value-type="string">
            <text:p text:style-name="P53" loext:marker-style-name="T25"/>
            <text:p text:style-name="P62" loext:marker-style-name="T26"><text:span text:style-name="T27">NULO</text:span></text:p>
          </table:table-cell>
          <table:table-cell table:style-name="Tabela2.A1" table:number-rows-spanned="2" office:value-type="string">
            <text:p text:style-name="P53" loext:marker-style-name="T25"/>
            <text:p text:style-name="P87" loext:marker-style-name="T26"><text:span text:style-name="T27">DESCRIÇÃO</text:span></text:p>
          </table:table-cell>
          <table:table-cell table:style-name="Tabela2.A1" table:number-rows-spanned="2" office:value-type="string">
            <text:p text:style-name="P53" loext:marker-style-name="T25"/>
            <text:p text:style-name="P63" loext:marker-style-name="T26"><text:span text:style-name="T27">DOMÍNIO</text:span></text:p>
          </table:table-cell>
          <table:table-cell table:style-name="Tabela2.F1" table:number-columns-spanned="3" office:value-type="string">
            <text:p text:style-name="P64" loext:marker-style-name="T26"><text:span text:style-name="T27">CHAVE</text:span></text:p>
          </table:table-cell>
          <table:covered-table-cell/>
          <table:covered-table-cell/>
        </table:table-row>
        <table:table-row table:style-name="Tabela2.2">
          <table:covered-table-cell table:style-name="Tabela2.A2"/>
          <table:covered-table-cell table:style-name="Tabela2.A2"/>
          <table:covered-table-cell table:style-name="Tabela2.A2"/>
          <table:covered-table-cell table:style-name="Tabela2.A2"/>
          <table:covered-table-cell table:style-name="Tabela2.A2"/>
          <table:table-cell table:style-name="Tabela2.F2" office:value-type="string">
            <text:p text:style-name="P88" loext:marker-style-name="T26"><text:span text:style-name="T27">PRI</text:span></text:p>
          </table:table-cell>
          <table:table-cell table:style-name="Tabela2.G2" office:value-type="string">
            <text:p text:style-name="P65" loext:marker-style-name="T26"><text:span text:style-name="T27">EST</text:span></text:p>
          </table:table-cell>
          <table:table-cell table:style-name="Tabela2.H2" office:value-type="string">
            <text:p text:style-name="P89" loext:marker-style-name="T26"><text:span text:style-name="T27">CAN</text:span></text:p>
          </table:table-cell>
        </table:table-row>
        <table:table-row table:style-name="Tabela2.3">
          <table:table-cell table:style-name="Tabela2.A3" office:value-type="string">
            <text:p text:style-name="P66"><text:span text:style-name="T28">codigo</text:span></text:p>
          </table:table-cell>
          <table:table-cell table:style-name="Tabela2.A3" office:value-type="string">
            <text:p text:style-name="P71"><text:span text:style-name="T28">Inteiro</text:span></text:p>
          </table:table-cell>
          <table:table-cell table:style-name="Tabela2.A3" office:value-type="string">
            <text:p text:style-name="P90"><text:span text:style-name="T28">não</text:span></text:p>
          </table:table-cell>
          <table:table-cell table:style-name="Tabela2.A3" office:value-type="string">
            <text:p text:style-name="P72"><text:span text:style-name="T29">Código</text:span><text:span text:style-name="T30"> </text:span><text:span text:style-name="T29">da disciplina</text:span></text:p>
          </table:table-cell>
          <table:table-cell table:style-name="Tabela2.A3" office:value-type="string">
            <text:p text:style-name="P55" loext:marker-style-name="T31"/>
          </table:table-cell>
          <table:table-cell table:style-name="Tabela2.F3" office:value-type="string">
            <text:p text:style-name="P98"><text:span text:style-name="T32">x</text:span></text:p>
          </table:table-cell>
          <table:table-cell table:style-name="Tabela2.G3" office:value-type="string">
            <text:p text:style-name="P55" loext:marker-style-name="T31"/>
          </table:table-cell>
          <table:table-cell table:style-name="Tabela2.H3" office:value-type="string">
            <text:p text:style-name="P55" loext:marker-style-name="T31"/>
          </table:table-cell>
        </table:table-row>
        <table:table-row table:style-name="Tabela2.3">
          <table:table-cell table:style-name="Tabela2.A4" office:value-type="string">
            <text:p text:style-name="P67"><text:span text:style-name="T28">nome</text:span></text:p>
          </table:table-cell>
          <table:table-cell table:style-name="Tabela2.A4" office:value-type="string">
            <text:p text:style-name="P108"><text:span text:style-name="T28">Texto (20)</text:span></text:p>
          </table:table-cell>
          <table:table-cell table:style-name="Tabela2.A4" office:value-type="string">
            <text:p text:style-name="P91"><text:span text:style-name="T28">não</text:span></text:p>
          </table:table-cell>
          <table:table-cell table:style-name="Tabela2.A4" office:value-type="string">
            <text:p text:style-name="P73"><text:span text:style-name="T29">Nome da disciplina</text:span></text:p>
          </table:table-cell>
          <table:table-cell table:style-name="Tabela2.A4" office:value-type="string">
            <text:p text:style-name="P55" loext:marker-style-name="T31"/>
          </table:table-cell>
          <table:table-cell table:style-name="Tabela2.F4" office:value-type="string">
            <text:p text:style-name="P55" loext:marker-style-name="T31"/>
          </table:table-cell>
          <table:table-cell table:style-name="Tabela2.G4" office:value-type="string">
            <text:p text:style-name="P55" loext:marker-style-name="T31"/>
          </table:table-cell>
          <table:table-cell table:style-name="Tabela2.H4" office:value-type="string">
            <text:p text:style-name="P99"/>
          </table:table-cell>
        </table:table-row>
        <table:table-row table:style-name="Tabela2.5">
          <table:table-cell table:style-name="Tabela2.A4" office:value-type="string">
            <text:p text:style-name="P68"><text:span text:style-name="T28">prof</text:span></text:p>
          </table:table-cell>
          <table:table-cell table:style-name="Tabela2.A4" office:value-type="string">
            <text:p text:style-name="P109"><text:span text:style-name="T28">Inteiro</text:span></text:p>
          </table:table-cell>
          <table:table-cell table:style-name="Tabela2.A4" office:value-type="string">
            <text:p text:style-name="P92"><text:span text:style-name="T28">sim</text:span></text:p>
          </table:table-cell>
          <table:table-cell table:style-name="Tabela2.A4" office:value-type="string">
            <text:p text:style-name="P74"><text:span text:style-name="T29">Código do professor</text:span></text:p>
          </table:table-cell>
          <table:table-cell table:style-name="Tabela2.A4" office:value-type="string">
            <text:p text:style-name="P55" loext:marker-style-name="T31"/>
          </table:table-cell>
          <table:table-cell table:style-name="Tabela2.F4" office:value-type="string">
            <text:p text:style-name="P55" loext:marker-style-name="T31"/>
          </table:table-cell>
          <table:table-cell table:style-name="Tabela2.G4" office:value-type="string">
            <text:p text:style-name="P77" loext:marker-style-name="T31"><text:span text:style-name="T31"><text:s text:c="2"/>X</text:span></text:p>
          </table:table-cell>
          <table:table-cell table:style-name="Tabela2.H4" office:value-type="string">
            <text:p text:style-name="P100"/>
          </table:table-cell>
        </table:table-row>
        <table:table-row table:style-name="Tabela2.6">
          <table:table-cell table:style-name="Tabela2.A4" office:value-type="string">
            <text:p text:style-name="P67"/>
          </table:table-cell>
          <table:table-cell table:style-name="Tabela2.A4" office:value-type="string">
            <text:p text:style-name="P111"/>
          </table:table-cell>
          <table:table-cell table:style-name="Tabela2.A4" office:value-type="string">
            <text:p text:style-name="P91"/>
          </table:table-cell>
          <table:table-cell table:style-name="Tabela2.A4" office:value-type="string">
            <text:p text:style-name="P73"/>
          </table:table-cell>
          <table:table-cell table:style-name="Tabela2.A4" office:value-type="string">
            <text:p text:style-name="P55" loext:marker-style-name="T31"/>
          </table:table-cell>
          <table:table-cell table:style-name="Tabela2.F4" office:value-type="string">
            <text:p text:style-name="P55" loext:marker-style-name="T31"/>
          </table:table-cell>
          <table:table-cell table:style-name="Tabela2.G4" office:value-type="string">
            <text:p text:style-name="P55" loext:marker-style-name="T31"/>
          </table:table-cell>
          <table:table-cell table:style-name="Tabela2.H4" office:value-type="string">
            <text:p text:style-name="P55" loext:marker-style-name="T31"/>
          </table:table-cell>
        </table:table-row>
        <table:table-row table:style-name="Tabela2.7">
          <table:table-cell table:style-name="Tabela2.A4" office:value-type="string">
            <text:p text:style-name="P69"/>
          </table:table-cell>
          <table:table-cell table:style-name="Tabela2.A4" office:value-type="string">
            <text:p text:style-name="P101"/>
          </table:table-cell>
          <table:table-cell table:style-name="Tabela2.A4" office:value-type="string">
            <text:p text:style-name="P93"/>
          </table:table-cell>
          <table:table-cell table:style-name="Tabela2.A4" office:value-type="string">
            <text:p text:style-name="P75"/>
          </table:table-cell>
          <table:table-cell table:style-name="Tabela2.A4" office:value-type="string">
            <text:p text:style-name="P113"/>
          </table:table-cell>
          <table:table-cell table:style-name="Tabela2.F4" office:value-type="string">
            <text:p text:style-name="P55" loext:marker-style-name="T31"/>
          </table:table-cell>
          <table:table-cell table:style-name="Tabela2.G4" office:value-type="string">
            <text:p text:style-name="P55" loext:marker-style-name="T31"/>
          </table:table-cell>
          <table:table-cell table:style-name="Tabela2.H4" office:value-type="string">
            <text:p text:style-name="P55" loext:marker-style-name="T31"/>
          </table:table-cell>
        </table:table-row>
        <table:table-row table:style-name="Tabela2.6">
          <table:table-cell table:style-name="Tabela2.A4" office:value-type="string">
            <text:p text:style-name="P67"/>
          </table:table-cell>
          <table:table-cell table:style-name="Tabela2.A4" office:value-type="string">
            <text:p text:style-name="P102"/>
          </table:table-cell>
          <table:table-cell table:style-name="Tabela2.A4" office:value-type="string">
            <text:p text:style-name="P91"/>
          </table:table-cell>
          <table:table-cell table:style-name="Tabela2.A4" office:value-type="string">
            <text:p text:style-name="P73"/>
          </table:table-cell>
          <table:table-cell table:style-name="Tabela2.A4" office:value-type="string">
            <text:p text:style-name="P55" loext:marker-style-name="T31"/>
          </table:table-cell>
          <table:table-cell table:style-name="Tabela2.F4" office:value-type="string">
            <text:p text:style-name="P55" loext:marker-style-name="T31"/>
          </table:table-cell>
          <table:table-cell table:style-name="Tabela2.G4" office:value-type="string">
            <text:p text:style-name="P55" loext:marker-style-name="T31"/>
          </table:table-cell>
          <table:table-cell table:style-name="Tabela2.H4" office:value-type="string">
            <text:p text:style-name="P55" loext:marker-style-name="T31"/>
          </table:table-cell>
        </table:table-row>
        <table:table-row table:style-name="Tabela2.5">
          <table:table-cell table:style-name="Tabela2.A4" office:value-type="string">
            <text:p text:style-name="P68"/>
          </table:table-cell>
          <table:table-cell table:style-name="Tabela2.A4" office:value-type="string">
            <text:p text:style-name="P109"/>
          </table:table-cell>
          <table:table-cell table:style-name="Tabela2.A4" office:value-type="string">
            <text:p text:style-name="P92"/>
          </table:table-cell>
          <table:table-cell table:style-name="Tabela2.A4" office:value-type="string">
            <text:p text:style-name="P74"/>
          </table:table-cell>
          <table:table-cell table:style-name="Tabela2.A4" office:value-type="string">
            <text:p text:style-name="P55" loext:marker-style-name="T31"/>
          </table:table-cell>
          <table:table-cell table:style-name="Tabela2.F4" office:value-type="string">
            <text:p text:style-name="P55" loext:marker-style-name="T31"/>
          </table:table-cell>
          <table:table-cell table:style-name="Tabela2.G4" office:value-type="string">
            <text:p text:style-name="P55" loext:marker-style-name="T31"/>
          </table:table-cell>
          <table:table-cell table:style-name="Tabela2.H4" office:value-type="string">
            <text:p text:style-name="P55" loext:marker-style-name="T31"/>
          </table:table-cell>
        </table:table-row>
        <table:table-row table:style-name="Tabela2.6">
          <table:table-cell table:style-name="Tabela2.A4" office:value-type="string">
            <text:p text:style-name="P67"/>
          </table:table-cell>
          <table:table-cell table:style-name="Tabela2.A4" office:value-type="string">
            <text:p text:style-name="P108"/>
          </table:table-cell>
          <table:table-cell table:style-name="Tabela2.A4" office:value-type="string">
            <text:p text:style-name="P94"/>
          </table:table-cell>
          <table:table-cell table:style-name="Tabela2.A4" office:value-type="string">
            <text:p text:style-name="P73"/>
          </table:table-cell>
          <table:table-cell table:style-name="Tabela2.A4" office:value-type="string">
            <text:p text:style-name="P55" loext:marker-style-name="T31"/>
          </table:table-cell>
          <table:table-cell table:style-name="Tabela2.F4" office:value-type="string">
            <text:p text:style-name="P55" loext:marker-style-name="T31"/>
          </table:table-cell>
          <table:table-cell table:style-name="Tabela2.G4" office:value-type="string">
            <text:p text:style-name="P55" loext:marker-style-name="T31"/>
          </table:table-cell>
          <table:table-cell table:style-name="Tabela2.H4" office:value-type="string">
            <text:p text:style-name="P55" loext:marker-style-name="T31"/>
          </table:table-cell>
        </table:table-row>
        <table:table-row table:style-name="Tabela2.5">
          <table:table-cell table:style-name="Tabela2.A4" office:value-type="string">
            <text:p text:style-name="P68"/>
          </table:table-cell>
          <table:table-cell table:style-name="Tabela2.A4" office:value-type="string">
            <text:p text:style-name="P109"/>
          </table:table-cell>
          <table:table-cell table:style-name="Tabela2.A4" office:value-type="string">
            <text:p text:style-name="P95"/>
          </table:table-cell>
          <table:table-cell table:style-name="Tabela2.A4" office:value-type="string">
            <text:p text:style-name="P74"/>
          </table:table-cell>
          <table:table-cell table:style-name="Tabela2.A4" office:value-type="string">
            <text:p text:style-name="P55" loext:marker-style-name="T31"/>
          </table:table-cell>
          <table:table-cell table:style-name="Tabela2.F4" office:value-type="string">
            <text:p text:style-name="P55" loext:marker-style-name="T31"/>
          </table:table-cell>
          <table:table-cell table:style-name="Tabela2.G4" office:value-type="string">
            <text:p text:style-name="P55" loext:marker-style-name="T31"/>
          </table:table-cell>
          <table:table-cell table:style-name="Tabela2.H4" office:value-type="string">
            <text:p text:style-name="P55" loext:marker-style-name="T31"/>
          </table:table-cell>
        </table:table-row>
        <text:soft-page-break/>
        <table:table-row table:style-name="Tabela2.6">
          <table:table-cell table:style-name="Tabela2.A4" office:value-type="string">
            <text:p text:style-name="P67"/>
          </table:table-cell>
          <table:table-cell table:style-name="Tabela2.A4" office:value-type="string">
            <text:p text:style-name="P108"/>
          </table:table-cell>
          <table:table-cell table:style-name="Tabela2.A4" office:value-type="string">
            <text:p text:style-name="P94"/>
          </table:table-cell>
          <table:table-cell table:style-name="Tabela2.A4" office:value-type="string">
            <text:p text:style-name="P73"/>
          </table:table-cell>
          <table:table-cell table:style-name="Tabela2.A4" office:value-type="string">
            <text:p text:style-name="P55" loext:marker-style-name="T31"/>
          </table:table-cell>
          <table:table-cell table:style-name="Tabela2.F4" office:value-type="string">
            <text:p text:style-name="P55" loext:marker-style-name="T31"/>
          </table:table-cell>
          <table:table-cell table:style-name="Tabela2.G4" office:value-type="string">
            <text:p text:style-name="P55" loext:marker-style-name="T31"/>
          </table:table-cell>
          <table:table-cell table:style-name="Tabela2.H4" office:value-type="string">
            <text:p text:style-name="P55" loext:marker-style-name="T31"/>
          </table:table-cell>
        </table:table-row>
        <table:table-row table:style-name="Tabela2.7">
          <table:table-cell table:style-name="Tabela2.A4" office:value-type="string">
            <text:p text:style-name="P69"/>
          </table:table-cell>
          <table:table-cell table:style-name="Tabela2.A4" office:value-type="string">
            <text:p text:style-name="P110"/>
          </table:table-cell>
          <table:table-cell table:style-name="Tabela2.A4" office:value-type="string">
            <text:p text:style-name="P96"/>
          </table:table-cell>
          <table:table-cell table:style-name="Tabela2.A4" office:value-type="string">
            <text:p text:style-name="P114"/>
          </table:table-cell>
          <table:table-cell table:style-name="Tabela2.A4" office:value-type="string">
            <text:p text:style-name="P55" loext:marker-style-name="T31"/>
          </table:table-cell>
          <table:table-cell table:style-name="Tabela2.F4" office:value-type="string">
            <text:p text:style-name="P55" loext:marker-style-name="T31"/>
          </table:table-cell>
          <table:table-cell table:style-name="Tabela2.G4" office:value-type="string">
            <text:p text:style-name="P55" loext:marker-style-name="T31"/>
          </table:table-cell>
          <table:table-cell table:style-name="Tabela2.H4" office:value-type="string">
            <text:p text:style-name="P55" loext:marker-style-name="T31"/>
          </table:table-cell>
        </table:table-row>
        <table:table-row table:style-name="Tabela2.3">
          <table:table-cell table:style-name="Tabela2.A4" office:value-type="string">
            <text:p text:style-name="P67"/>
          </table:table-cell>
          <table:table-cell table:style-name="Tabela2.A4" office:value-type="string">
            <text:p text:style-name="P108"/>
          </table:table-cell>
          <table:table-cell table:style-name="Tabela2.A4" office:value-type="string">
            <text:p text:style-name="P94"/>
          </table:table-cell>
          <table:table-cell table:style-name="Tabela2.A4" office:value-type="string">
            <text:p text:style-name="P73"/>
          </table:table-cell>
          <table:table-cell table:style-name="Tabela2.A4" office:value-type="string">
            <text:p text:style-name="P55" loext:marker-style-name="T31"/>
          </table:table-cell>
          <table:table-cell table:style-name="Tabela2.F4" office:value-type="string">
            <text:p text:style-name="P55" loext:marker-style-name="T31"/>
          </table:table-cell>
          <table:table-cell table:style-name="Tabela2.G4" office:value-type="string">
            <text:p text:style-name="P55" loext:marker-style-name="T31"/>
          </table:table-cell>
          <table:table-cell table:style-name="Tabela2.H4" office:value-type="string">
            <text:p text:style-name="P55" loext:marker-style-name="T31"/>
          </table:table-cell>
        </table:table-row>
        <table:table-row table:style-name="Tabela2.6">
          <table:table-cell table:style-name="Tabela2.A15" office:value-type="string">
            <text:p text:style-name="P70"/>
          </table:table-cell>
          <table:table-cell table:style-name="Tabela2.A15" office:value-type="string">
            <text:p text:style-name="P112"/>
          </table:table-cell>
          <table:table-cell table:style-name="Tabela2.A15" office:value-type="string">
            <text:p text:style-name="P97"/>
          </table:table-cell>
          <table:table-cell table:style-name="Tabela2.A15" office:value-type="string">
            <text:p text:style-name="P76"/>
          </table:table-cell>
          <table:table-cell table:style-name="Tabela2.A15" office:value-type="string">
            <text:p text:style-name="P55" loext:marker-style-name="T31"/>
          </table:table-cell>
          <table:table-cell table:style-name="Tabela2.F15" office:value-type="string">
            <text:p text:style-name="P55" loext:marker-style-name="T31"/>
          </table:table-cell>
          <table:table-cell table:style-name="Tabela2.G15" office:value-type="string">
            <text:p text:style-name="P55" loext:marker-style-name="T31"/>
          </table:table-cell>
          <table:table-cell table:style-name="Tabela2.H15" office:value-type="string">
            <text:p text:style-name="P55" loext:marker-style-name="T31"/>
          </table:table-cell>
        </table:table-row>
      </table:table>
      <text:p text:style-name="P152" loext:marker-style-name="T18"/>
      <text:p text:style-name="P151" loext:marker-style-name="T18"/>
      <text:p text:style-name="P158" loext:marker-style-name="T19"><text:span text:style-name="T19">Observações Importantes:</text:span><text:span text:style-name="T19"/></text:p>
      <text:p text:style-name="P154" loext:marker-style-name="T20"/>
      <text:list text:style-name="WWNum3">
        <text:list-item>
          <text:p text:style-name="P159" loext:marker-style-name="T20"><text:span text:style-name="T20">Vamos criar o dicionário com nomes de tipo em Português. A expressão Texto (10), indica que será uma string de tamanho 10, que terá um nome específico a depender do BD utilizado. Números fracionários, indique como Real. Valores em moeda (R$) indique como Monetário.</text:span><text:span text:style-name="T20"/></text:p>
        </text:list-item>
      </text:list>
      <text:p text:style-name="P154" loext:marker-style-name="T20"/>
      <text:list text:continue-numbering="true" text:style-name="WWNum3">
        <text:list-item>
          <text:p text:style-name="P159" loext:marker-style-name="T20"><text:span text:style-name="T20">Na coluna descrição não se preocupe em ser resumido, coloque a descrição que seja útil e suficiente para compreensão do significado da coluna da tabela.</text:span><text:span text:style-name="T20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wiss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rial" svg:font-family="arial" style:font-family-generic="swiss"/>
    <style:font-face style:name="arial mt" svg:font-family="'arial mt'" style:font-family-generic="swiss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Arial MT" fo:font-family="'Arial MT'" style:font-family-generic="swiss" fo:language="pt" fo:country="PT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fo:font-size="9pt" fo:font-style="italic" style:font-name-asian="Arial1" style:font-family-asian="Arial" style:font-family-generic-asian="system" style:font-pitch-asian="variable" style:font-size-asian="9pt" style:font-style-asian="italic" style:font-name-complex="Arial1" style:font-family-complex="Arial" style:font-family-generic-complex="system" style:font-pitch-complex="variable" style:font-size-complex="9pt" style:font-style-complex="italic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76cm" fo:text-indent="-0.501cm" style:auto-text-indent="false"/>
      <style:text-properties style:font-name="Arial" fo:font-family="Arial" style:font-family-generic="swiss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Title" style:family="paragraph" style:parent-style-name="Standard" style:class="chapter">
      <style:paragraph-properties fo:margin-left="0.55cm" fo:line-height="0.492cm" fo:text-indent="-0.501cm" style:auto-text-indent="false"/>
      <style:text-properties style:font-name="Cambria" fo:font-family="Cambria" style:font-family-generic="swiss" fo:font-size="12pt" fo:font-style="italic" fo:font-weight="bold" style:font-name-asian="Cambria1" style:font-family-asian="Cambria" style:font-family-generic-asian="system" style:font-pitch-asian="variable" style:font-size-asian="12pt" style:font-style-asian="italic" style:font-weight-asian="bold" style:font-name-complex="Cambria1" style:font-family-complex="Cambria" style:font-family-generic-complex="system" style:font-pitch-complex="variable" style:font-size-complex="12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76cm" fo:text-indent="-0.501cm" style:auto-text-indent="false"/>
      <style:text-properties style:font-name="Arial" fo:font-family="Arial" style:font-family-generic="swis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anguage="pt" fo:country="PT" style:font-name-asian="Symbol1" style:font-family-asian="Symbol" style:font-family-generic-asian="system" style:font-pitch-asian="variable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100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anguage="pt" fo:country="PT" style:font-name-asian="Wingdings1" style:font-family-asian="Wingdings" style:font-family-generic-asian="system" style:font-pitch-asian="variable" style:font-size-asian="11pt" style:language-asian="en" style:country-asian="US" style:font-name-complex="Wingdings1" style:font-family-complex="Wingdings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pt" fo:country="PT" style:language-asian="en" style:country-asian="US" style:language-complex="ar" style:country-complex="SA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5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2.27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3.99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5.70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42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9.13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0.85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56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0.76cm"/>
        </style:list-level-properties>
        <style:text-properties style:font-name="Wingdings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2.50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4.242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5.97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7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9.44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1.17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91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64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23cm" fo:margin-bottom="0.494cm" fo:margin-left="1.94cm" fo:margin-right="0.953cm" style:writing-mode="lr-tb" style:layout-grid-color="#c0c0c0" style:layout-grid-lines="281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icionário de Dados</dc:title>
    <dc:subject>Sistema medSCUA</dc:subject>
    <meta:initial-creator>Nilton Freire Santos</meta:initial-creator>
    <meta:editing-cycles>8</meta:editing-cycles>
    <meta:creation-date>2025-01-28T12:42:00</meta:creation-date>
    <dc:date>2025-02-18T18:21:22.982333684</dc:date>
    <meta:editing-duration>PT24M37S</meta:editing-duration>
    <meta:generator>LibreOffice/24.2.7.2$Linux_X86_64 LibreOffice_project/420$Build-2</meta:generator>
    <meta:document-statistic meta:table-count="3" meta:image-count="0" meta:object-count="0" meta:page-count="2" meta:paragraph-count="91" meta:word-count="280" meta:character-count="1641" meta:non-whitespace-character-count="1453"/>
    <meta:user-defined meta:name="AppVersion">16.0000</meta:user-defined>
    <meta:user-defined meta:name="Created" meta:value-type="date">2021-10-07T00:00:00</meta:user-defined>
    <meta:user-defined meta:name="Creator">Microsoft® Word 2016</meta:user-defined>
    <meta:user-defined meta:name="LastSaved" meta:value-type="date">2021-10-07T00:00:00</meta:user-defined>
    <meta:template xlink:type="simple" xlink:actuate="onRequest" xlink:title="Normal" xlink:href=""/>
  </office:meta>
</office:document-meta>
</file>